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1cm"/>
    </style:style>
    <style:style style:name="co2" style:family="table-column">
      <style:table-column-properties fo:break-before="auto" style:column-width="1.572cm"/>
    </style:style>
    <style:style style:name="co3" style:family="table-column">
      <style:table-column-properties fo:break-before="auto" style:column-width="1.31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634cm"/>
    </style:style>
    <style:style style:name="co7" style:family="table-column">
      <style:table-column-properties fo:break-before="auto" style:column-width="9.22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>
            <text:p>Номер</text:p>
          </table:table-cell>
          <table:table-cell office:value-type="string">
            <text:p>Набор</text:p>
          </table:table-cell>
          <table:table-cell office:value-type="string">
            <text:p>МинЛвл</text:p>
          </table:table-cell>
          <table:table-cell office:value-type="string">
            <text:p>МаксЛвл</text:p>
          </table:table-cell>
          <table:table-cell office:value-type="string">
            <text:p>Город</text:p>
          </table:table-cell>
          <table:table-cell office:value-type="string">
            <text:p>Лока</text:p>
          </table:table-cell>
          <table:table-cell office:value-type="string">
            <text:p>Бить</text:p>
          </table:table-cell>
          <table:table-cell office:value-type="string">
            <text:p>Не бить</text:p>
          </table:table-cell>
          <table:table-cell office:value-type="string">
            <text:p>На кафру</text:p>
          </table:table-cell>
          <table:table-cell office:value-type="string">
            <text:p>Продавать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o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prontera</text:p>
          </table:table-cell>
          <table:table-cell office:value-type="string">
            <text:p>moc_fild01</text:p>
          </table:table-cell>
          <table:table-cell office:value-type="string">
            <text:p>Drops, Picky, Poring, Ant's Egg, PecoPeco's Egg</text:p>
          </table:table-cell>
          <table:table-cell office:value-type="string">
            <text:p>all, Andre, Deniro, Piere, Baby Desert Wolf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o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prontera</text:p>
          </table:table-cell>
          <table:table-cell office:value-type="string">
            <text:p>moc_fild02</text:p>
          </table:table-cell>
          <table:table-cell office:value-type="string">
            <text:p>Ant's Egg, Drops, PecoPeco's Egg, Picky</text:p>
          </table:table-cell>
          <table:table-cell office:value-type="string">
            <text:p>all, Green Plant, Peco Peco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co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prontera</text:p>
          </table:table-cell>
          <table:table-cell office:value-type="string">
            <text:p>prt_fild06</text:p>
          </table:table-cell>
          <table:table-cell office:value-type="string">
            <text:p>Lunatic, Poring, Pupa, Thief Bug Egg</text:p>
          </table:table-cell>
          <table:table-cell office:value-type="string">
            <text:p>all, Thief Bug, Green Plant</text:p>
          </table:table-cell>
          <table:table-cell office:value-type="string">
            <text:p>all, Feather, Rainbow Carrot, Empty Bottle, Unripe Apple, Red Gemstone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co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prontera</text:p>
          </table:table-cell>
          <table:table-cell office:value-type="string">
            <text:p>prt_fild01</text:p>
          </table:table-cell>
          <table:table-cell office:value-type="string">
            <text:p>Blue Plant, Fabre, Lunatic, Poring, Pupa</text:p>
          </table:table-cell>
          <table:table-cell office:value-type="string">
            <text:p>all, Green Plant, Thief Bug</text:p>
          </table:table-cell>
          <table:table-cell office:value-type="string">
            <text:p>all, Feather, Rainbow Carrot, Empty Bottle, Unripe Apple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co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prontera</text:p>
          </table:table-cell>
          <table:table-cell office:value-type="string">
            <text:p>prt_fild06</text:p>
          </table:table-cell>
          <table:table-cell office:value-type="string">
            <text:p>Lunatic, Poring, Pupa, Thief Bug Egg, Thief Bug</text:p>
          </table:table-cell>
          <table:table-cell office:value-type="string">
            <text:p>all, Green Plant</text:p>
          </table:table-cell>
          <table:table-cell office:value-type="string">
            <text:p>all, Feather, Rainbow Carrot, Empty Bottle, Unripe Apple, Red Gemstone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co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prontera</text:p>
          </table:table-cell>
          <table:table-cell office:value-type="string">
            <text:p>prt_fild01</text:p>
          </table:table-cell>
          <table:table-cell office:value-type="string">
            <text:p>Blue Plant, Fabre, Lunatic, Poring, Pupa, Thief Bug</text:p>
          </table:table-cell>
          <table:table-cell office:value-type="string">
            <text:p>all, Green Plant</text:p>
          </table:table-cell>
          <table:table-cell office:value-type="string">
            <text:p>all, Feather, Rainbow Carrot, Empty Bottle, Unripe Apple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co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prontera</text:p>
          </table:table-cell>
          <table:table-cell office:value-type="string">
            <text:p>prt_fild10</text:p>
          </table:table-cell>
          <table:table-cell office:value-type="string">
            <text:p>Savage Babe, Shining Plant, Thief Bug</text:p>
          </table:table-cell>
          <table:table-cell office:value-type="string">
            <text:p>all, Poporing, Red Mushroom, Savage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co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prontera</text:p>
          </table:table-cell>
          <table:table-cell office:value-type="string">
            <text:p>prt_fild09</text:p>
          </table:table-cell>
          <table:table-cell office:value-type="string">
            <text:p>Condor, PecoPeco's Egg, Picky, Savage Babe</text:p>
          </table:table-cell>
          <table:table-cell office:value-type="string">
            <text:p>all, Baby Desert Wolf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co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string">
            <text:p>prontera</text:p>
          </table:table-cell>
          <table:table-cell office:value-type="string">
            <text:p>prt_fild10</text:p>
          </table:table-cell>
          <table:table-cell office:value-type="string">
            <text:p>Savage Babe, Shining Plant, Thief Bug, Poporing</text:p>
          </table:table-cell>
          <table:table-cell office:value-type="string">
            <text:p>all, Red Mushroom, Savage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co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string">
            <text:p>prontera</text:p>
          </table:table-cell>
          <table:table-cell office:value-type="string">
            <text:p>prt_fild09</text:p>
          </table:table-cell>
          <table:table-cell office:value-type="string">
            <text:p>Condor, PecoPeco's Egg, Picky, Savage Babe, Baby Desert Wolf</text:p>
          </table:table-cell>
          <table:table-cell office:value-type="string">
            <text:p>all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co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string">
            <text:p>prontera</text:p>
          </table:table-cell>
          <table:table-cell office:value-type="string">
            <text:p>moc_fild01</text:p>
          </table:table-cell>
          <table:table-cell office:value-type="string">
            <text:p>Drops, Picky, Poring, Ant's Egg, PecoPeco's Egg, Baby Desert Wolf</text:p>
          </table:table-cell>
          <table:table-cell office:value-type="string">
            <text:p>all, Andre, Deniro, Piere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emo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izlude</text:p>
          </table:table-cell>
          <table:table-cell office:value-type="string">
            <text:p>moc_fild01</text:p>
          </table:table-cell>
          <table:table-cell office:value-type="string">
            <text:p>Drops, Picky, Poring, Ant's Egg, PecoPeco's Egg</text:p>
          </table:table-cell>
          <table:table-cell office:value-type="string">
            <text:p>all, Andre, Deniro, Piere, Baby Desert Wolf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emo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izlude</text:p>
          </table:table-cell>
          <table:table-cell office:value-type="string">
            <text:p>prt_fild10</text:p>
          </table:table-cell>
          <table:table-cell office:value-type="string">
            <text:p>Savage Babe, Shining Plant, Thief Bug</text:p>
          </table:table-cell>
          <table:table-cell office:value-type="string">
            <text:p>all, Poporing, Red Mushroom, Savage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emo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izlude</text:p>
          </table:table-cell>
          <table:table-cell office:value-type="string">
            <text:p>moc_fild02</text:p>
          </table:table-cell>
          <table:table-cell office:value-type="string">
            <text:p>Ant's Egg, Drops, PecoPeco's Egg, Picky</text:p>
          </table:table-cell>
          <table:table-cell office:value-type="string">
            <text:p>all, Green Plant, Peco Peco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demo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izlude</text:p>
          </table:table-cell>
          <table:table-cell office:value-type="string">
            <text:p>prt_fild09</text:p>
          </table:table-cell>
          <table:table-cell office:value-type="string">
            <text:p>Condor, PecoPeco's Egg, Picky, Savage Babe</text:p>
          </table:table-cell>
          <table:table-cell office:value-type="string">
            <text:p>all, Baby Desert Wolf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demo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morocc</text:p>
          </table:table-cell>
          <table:table-cell office:value-type="string">
            <text:p>moc_fild07</text:p>
          </table:table-cell>
          <table:table-cell office:value-type="string">
            <text:p>Drops, PecoPeco's Egg, Picky, Super Picky</text:p>
          </table:table-cell>
          <table:table-cell office:value-type="string">
            <text:p>all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demo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morocc</text:p>
          </table:table-cell>
          <table:table-cell office:value-type="string">
            <text:p>moc_fild10</text:p>
          </table:table-cell>
          <table:table-cell office:value-type="string">
            <text:p>Ant's Egg, Drops, PecoPeco's Egg, Picky, Super Picky</text:p>
          </table:table-cell>
          <table:table-cell office:value-type="string">
            <text:p>all, Yellow Plant, Green Plant, Magnolia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emo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morocc</text:p>
          </table:table-cell>
          <table:table-cell office:value-type="string">
            <text:p>moc_fild12</text:p>
          </table:table-cell>
          <table:table-cell office:value-type="string">
            <text:p>Drops, PecoPeco's Egg, Picky, Super Picky</text:p>
          </table:table-cell>
          <table:table-cell office:value-type="string">
            <text:p>all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demo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morocc</text:p>
          </table:table-cell>
          <table:table-cell office:value-type="string">
            <text:p>moc_fild11</text:p>
          </table:table-cell>
          <table:table-cell office:value-type="string">
            <text:p>Muka, Shining Plant</text:p>
          </table:table-cell>
          <table:table-cell office:value-type="string">
            <text:p>all, Piere, Andre, Deniro, Golem, Hode, Magnolia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demo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morocc</text:p>
          </table:table-cell>
          <table:table-cell office:value-type="string">
            <text:p>moc_fild06</text:p>
          </table:table-cell>
          <table:table-cell office:value-type="string">
            <text:p>Ant's Egg, Condor, Muka</text:p>
          </table:table-cell>
          <table:table-cell office:value-type="string">
            <text:p>all, Peco Peco, Yellow Plant, Magnolia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demo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izlude</text:p>
          </table:table-cell>
          <table:table-cell office:value-type="string">
            <text:p>moc_fild04</text:p>
          </table:table-cell>
          <table:table-cell office:value-type="string">
            <text:p>Ant's Egg, Desert Wolf, Metaller, Scorpion</text:p>
          </table:table-cell>
          <table:table-cell office:value-type="string">
            <text:p>all, Yellow Plant, Piere, Magnolia, Andre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demo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izlude</text:p>
          </table:table-cell>
          <table:table-cell office:value-type="string">
            <text:p>moc_fild13</text:p>
          </table:table-cell>
          <table:table-cell office:value-type="string">
            <text:p>Anacodaq, Desert Wolf, Drops, Poporing, Sidewinder, Snake</text:p>
          </table:table-cell>
          <table:table-cell office:value-type="string">
            <text:p>all, Red Mushroom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merch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string">
            <text:p>alberta</text:p>
          </table:table-cell>
          <table:table-cell office:value-type="string">
            <text:p>pay_fild03</text:p>
          </table:table-cell>
          <table:table-cell office:value-type="string">
            <text:p>Lunatic, Poring, Pupa, Willow</text:p>
          </table:table-cell>
          <table:table-cell office:value-type="string">
            <text:p>all, Creamy, Red Mushroom, Green Plant</text:p>
          </table:table-cell>
          <table:table-cell office:value-type="string">
            <text:p>all, Empty Bottle, Trunk, Resin</text:p>
          </table:table-cell>
          <table:table-cell office:value-type="string">
            <text:p>Clover, Red Herb, Carrot, Apple, Jellopy, Knife [4], Sticky Mucus, Shell, Chrysalis, Iron Ore, Phracon, Tree Root, Barren Trunk, Fine-grained Trunk, Solid Trunk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erch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string">
            <text:p>alberta</text:p>
          </table:table-cell>
          <table:table-cell office:value-type="string">
            <text:p>pay_fild06</text:p>
          </table:table-cell>
          <table:table-cell office:value-type="string">
            <text:p>Spore</text:p>
          </table:table-cell>
          <table:table-cell office:value-type="string">
            <text:p>all, Worm Tail, Red Mushroom, Female Thief Bug, Poporing</text:p>
          </table:table-cell>
          <table:table-cell office:value-type="string">
            <text:p>all, Red Gemstone</text:p>
          </table:table-cell>
          <table:table-cell office:value-type="string">
            <text:p>Worm Peeling, Iron Ore, Insect Feeler, Garlet, Sticky Mucus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erch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string">
            <text:p>alberta</text:p>
          </table:table-cell>
          <table:table-cell office:value-type="string">
            <text:p>pay_fild06</text:p>
          </table:table-cell>
          <table:table-cell office:value-type="string">
            <text:p>Spore, Female Thief Bug, Poporing</text:p>
          </table:table-cell>
          <table:table-cell office:value-type="string">
            <text:p>all, Worm Tail, Red Mushroom</text:p>
          </table:table-cell>
          <table:table-cell office:value-type="string">
            <text:p>all, Red Gemstone</text:p>
          </table:table-cell>
          <table:table-cell office:value-type="string">
            <text:p>Worm Peeling, Iron Ore, Insect Feeler, Garlet, Sticky Mucu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wor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izlude</text:p>
          </table:table-cell>
          <table:table-cell office:value-type="string">
            <text:p>moc_fild01</text:p>
          </table:table-cell>
          <table:table-cell office:value-type="string">
            <text:p>Drops, Picky, Poring, Ant's Egg, PecoPeco's Egg</text:p>
          </table:table-cell>
          <table:table-cell office:value-type="string">
            <text:p>all, Andre, Deniro, Piere, Baby Desert Wolf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swor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izlude</text:p>
          </table:table-cell>
          <table:table-cell office:value-type="string">
            <text:p>moc_fild02</text:p>
          </table:table-cell>
          <table:table-cell office:value-type="string">
            <text:p>Ant's Egg, Drops, PecoPeco's Egg, Picky</text:p>
          </table:table-cell>
          <table:table-cell office:value-type="string">
            <text:p>all, Green Plant, Peco Peco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swor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izlude</text:p>
          </table:table-cell>
          <table:table-cell office:value-type="string">
            <text:p>prt_fild06</text:p>
          </table:table-cell>
          <table:table-cell office:value-type="string">
            <text:p>Lunatic, Poring, Pupa, Thief Bug Egg</text:p>
          </table:table-cell>
          <table:table-cell office:value-type="string">
            <text:p>all, Thief Bug, Green Plant</text:p>
          </table:table-cell>
          <table:table-cell office:value-type="string">
            <text:p>all, Feather, Rainbow Carrot, Empty Bottle, Unripe Apple, Red Gemstone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sword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>
            <text:p>izlude</text:p>
          </table:table-cell>
          <table:table-cell office:value-type="string">
            <text:p>prt_fild01</text:p>
          </table:table-cell>
          <table:table-cell office:value-type="string">
            <text:p>Blue Plant, Fabre, Lunatic, Poring, Pupa</text:p>
          </table:table-cell>
          <table:table-cell office:value-type="string">
            <text:p>all, Green Plant, Thief Bug</text:p>
          </table:table-cell>
          <table:table-cell office:value-type="string">
            <text:p>all, Feather, Rainbow Carrot, Empty Bottle, Unripe Apple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sword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izlude</text:p>
          </table:table-cell>
          <table:table-cell office:value-type="string">
            <text:p>prt_fild06</text:p>
          </table:table-cell>
          <table:table-cell office:value-type="string">
            <text:p>Lunatic, Poring, Pupa, Thief Bug Egg, Thief Bug</text:p>
          </table:table-cell>
          <table:table-cell office:value-type="string">
            <text:p>all, Green Plant</text:p>
          </table:table-cell>
          <table:table-cell office:value-type="string">
            <text:p>all, Feather, Rainbow Carrot, Empty Bottle, Unripe Apple, Red Gemstone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sword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izlude</text:p>
          </table:table-cell>
          <table:table-cell office:value-type="string">
            <text:p>prt_fild01</text:p>
          </table:table-cell>
          <table:table-cell office:value-type="string">
            <text:p>Blue Plant, Fabre, Lunatic, Poring, Pupa, Thief Bug</text:p>
          </table:table-cell>
          <table:table-cell office:value-type="string">
            <text:p>all, Green Plant</text:p>
          </table:table-cell>
          <table:table-cell office:value-type="string">
            <text:p>all, Feather, Rainbow Carrot, Empty Bottle, Unripe Apple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word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izlude</text:p>
          </table:table-cell>
          <table:table-cell office:value-type="string">
            <text:p>prt_fild10</text:p>
          </table:table-cell>
          <table:table-cell office:value-type="string">
            <text:p>Savage Babe, Shining Plant, Thief Bug</text:p>
          </table:table-cell>
          <table:table-cell office:value-type="string">
            <text:p>all, Poporing, Red Mushroom, Savage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word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izlude</text:p>
          </table:table-cell>
          <table:table-cell office:value-type="string">
            <text:p>prt_fild09</text:p>
          </table:table-cell>
          <table:table-cell office:value-type="string">
            <text:p>Condor, PecoPeco's Egg, Picky, Savage Babe</text:p>
          </table:table-cell>
          <table:table-cell office:value-type="string">
            <text:p>all, Baby Desert Wolf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sword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string">
            <text:p>izlude</text:p>
          </table:table-cell>
          <table:table-cell office:value-type="string">
            <text:p>prt_fild10</text:p>
          </table:table-cell>
          <table:table-cell office:value-type="string">
            <text:p>Savage Babe, Shining Plant, Thief Bug, Poporing</text:p>
          </table:table-cell>
          <table:table-cell office:value-type="string">
            <text:p>all, Red Mushroom, Savage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word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string">
            <text:p>izlude</text:p>
          </table:table-cell>
          <table:table-cell office:value-type="string">
            <text:p>prt_fild09</text:p>
          </table:table-cell>
          <table:table-cell office:value-type="string">
            <text:p>Condor, PecoPeco's Egg, Picky, Savage Babe, Baby Desert Wolf</text:p>
          </table:table-cell>
          <table:table-cell office:value-type="string">
            <text:p>all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word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string">
            <text:p>izlude</text:p>
          </table:table-cell>
          <table:table-cell office:value-type="string">
            <text:p>moc_fild01</text:p>
          </table:table-cell>
          <table:table-cell office:value-type="string">
            <text:p>Drops, Picky, Poring, Ant's Egg, PecoPeco's Egg, Baby Desert Wolf</text:p>
          </table:table-cell>
          <table:table-cell office:value-type="string">
            <text:p>all, Andre, Deniro, Piere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thief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morocc</text:p>
          </table:table-cell>
          <table:table-cell office:value-type="string">
            <text:p>moc_fild07</text:p>
          </table:table-cell>
          <table:table-cell office:value-type="string">
            <text:p>Drops, PecoPeco's Egg, Picky, Super Picky</text:p>
          </table:table-cell>
          <table:table-cell office:value-type="string">
            <text:p>all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thief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morocc</text:p>
          </table:table-cell>
          <table:table-cell office:value-type="string">
            <text:p>moc_fild10</text:p>
          </table:table-cell>
          <table:table-cell office:value-type="string">
            <text:p>Ant's Egg, Drops, PecoPeco's Egg, Picky</text:p>
          </table:table-cell>
          <table:table-cell office:value-type="string">
            <text:p>all, Green Plant, Magnolia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thief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morocc</text:p>
          </table:table-cell>
          <table:table-cell office:value-type="string">
            <text:p>moc_fild12</text:p>
          </table:table-cell>
          <table:table-cell office:value-type="string">
            <text:p>Drops, PecoPeco's Egg, Picky, Super Picky</text:p>
          </table:table-cell>
          <table:table-cell office:value-type="string">
            <text:p>all, Yellow Plant</text:p>
          </table:table-cell>
          <table:table-cell office:value-type="string">
            <text:p>all</text:p>
          </table:table-cell>
          <table:table-cell office:value-type="string">
            <text:p>Jellopy, Clover, Red Herb, Carrot, Apple, Sticky Mucus, Shell, Iron Ore, Phracon, Chrysali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2">02.08.2009</text:date>, <text:time>19:21:5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08-02T19:21:53.71</dc:date>
    <meta:generator>OpenOffice.org/3.1$Win32 OpenOffice.org_project/310m11$Build-9399</meta:generator>
    <meta:editing-duration>PT00H16M22S</meta:editing-duration>
    <meta:editing-cycles>4</meta:editing-cycles>
    <meta:document-statistic meta:table-count="1" meta:cell-count="400" meta:object-count="0"/>
  </office:meta>
</office:document-meta>
</file>